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12"/>P R E S U P U E S T O <text:s/>D E L <text:s/>M A T E R I A L</text:p>
      <text:p text:style-name="P1"/>
      <text:p text:style-name="P1"/>
      <text:p text:style-name="P1">Cámaras Axis M1025 <text:s text:c="36"/>335,53 x 4 = 1342,12</text:p>
      <text:p text:style-name="P1">Cámaras Axis P5624-E Mk II 50 Hz <text:s text:c="14"/>1721,96 x 2 = 3443,92</text:p>
      <text:p text:style-name="P1">Vídeograbador 8 canales 1080N 12FPS 720 <text:s text:c="28"/>82,90</text:p>
      <text:p text:style-name="P1">Disco duro 4 Teras Segate backup plus Hub <text:s text:c="26"/>196,82</text:p>
      <text:p text:style-name="P1">Monitor para cctv Eyoyo 19 pulgadas <text:s text:c="35"/>139,96</text:p>
      <text:p text:style-name="P1">Comprobador "tester" cctv <text:s text:c="50"/>224,08</text:p>
      <text:p text:style-name="P1"><text:s text:c="83"/>--------------</text:p>
      <text:p text:style-name="P1"><text:s text:c="87"/>6683,8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.</meta:initial-creator>
    <meta:creation-date>2018-09-05T18:49:22.15</meta:creation-date>
    <meta:document-statistic meta:table-count="0" meta:image-count="0" meta:object-count="0" meta:page-count="1" meta:paragraph-count="9" meta:word-count="71" meta:character-count="697"/>
    <dc:date>2018-09-05T18:52:37.92</dc:date>
    <dc:creator>Carlos V.</dc:creator>
    <meta:editing-duration>PT3M21S</meta:editing-duration>
    <meta:editing-cycles>1</meta:editing-cycles>
    <meta:generator>OpenOffice/4.1.5$Win32 OpenOffice.org_project/415m1$Build-9789</meta:generator>
  </office:meta>
</office:document-meta>
</file>